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31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8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7.78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70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3.3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6.09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0cm" fo:margin-right="0cm" fo:margin-top="0.282cm" fo:margin-bottom="0cm" fo:line-height="90%" fo:text-indent="0cm"/>
    </style:style>
    <style:style style:name="P7" style:family="paragraph">
      <style:paragraph-properties fo:margin-left="0cm" fo:margin-right="0cm" fo:margin-top="0.282cm" fo:margin-bottom="0cm" fo:line-height="90%" fo:text-align="center" fo:text-indent="0cm"/>
    </style:style>
    <style:style style:name="P8" style:family="paragraph">
      <style:paragraph-properties fo:margin-left="0cm" fo:margin-right="0cm" fo:margin-top="0cm" fo:margin-bottom="0cm" fo:text-indent="0cm" style:punctuation-wrap="simple" style:line-break="normal"/>
    </style:style>
    <style:style style:name="P9" style:family="paragraph">
      <style:paragraph-properties fo:margin-left="0cm" fo:margin-right="0cm" fo:text-indent="0cm" style:punctuation-wrap="simple" style:line-break="normal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 style:punctuation-wrap="simple" style:line-break="normal"/>
    </style:style>
    <style:style style:name="T1" style:family="text">
      <style:text-properties fo:color="#000000"/>
    </style:style>
    <style:style style:name="T2" style:family="text">
      <style:text-properties fo:font-size="28pt" fo:language="pt" fo:country="BR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font-family="Symbol" style:font-family-generic="roman" style:font-pitch="variable" style:font-charset="x-symbol"/>
    </style:style>
    <style:style style:name="T7" style:family="text">
      <style:text-properties style:text-position="-33% 58%"/>
    </style:style>
    <style:style style:name="T8" style:family="text">
      <style:text-properties style:text-position="-25% 58%" fo:language="pt" fo:country="BR" fo:font-style="italic" style:font-style-asian="italic" style:font-style-complex="italic"/>
    </style:style>
    <style:style style:name="T9" style:family="text">
      <style:text-properties fo:font-family="'Arial Narrow'" style:font-family-generic="swiss" style:font-pitch="variable" fo:font-size="22pt" fo:language="pt" fo:country="BR" style:font-size-asian="22pt" style:font-size-complex="22pt"/>
    </style:style>
    <style:style style:name="T10" style:family="text">
      <style:text-properties fo:font-family="'Arial Narrow'" style:font-family-generic="swiss" style:font-pitch="variable" fo:font-size="22pt" fo:language="pt" fo:country="BR" fo:font-style="italic" style:font-size-asian="22pt" style:font-style-asian="italic" style:font-size-complex="22pt" style:font-style-complex="italic"/>
    </style:style>
    <style:style style:name="T11" style:family="text">
      <style:text-properties style:text-position="-25% 58%" fo:font-family="'Arial Narrow'" style:font-family-generic="swiss" style:font-pitch="variable" fo:font-size="22pt" fo:language="pt" fo:country="BR" style:font-size-asian="22pt" style:font-size-complex="22pt"/>
    </style:style>
    <style:style style:name="T12" style:family="text">
      <style:text-properties fo:font-family="Symbol" style:font-style-name="Normal" style:font-charset="x-symbol" fo:font-size="22pt" fo:language="pt" fo:country="BR" style:font-family-asian="Symbol" style:font-style-name-asian="Normal" style:font-charset-asian="x-symbol" style:font-size-asian="22pt" style:font-family-complex="Symbol" style:font-style-name-complex="Normal" style:font-charset-complex="x-symbol" style:font-size-complex="22pt"/>
    </style:style>
    <style:style style:name="T13" style:family="text">
      <style:text-properties fo:font-family="'Arial Narrow'" style:font-family-generic="swiss" style:font-pitch="variable" fo:font-size="22pt" fo:language="pt" fo:country="BR" style:font-size-asian="22pt" style:font-size-complex="22pt"/>
    </style:style>
    <style:style style:name="T14" style:family="text">
      <style:text-properties style:text-position="-25% 58%" fo:font-family="'Arial Narrow'" style:font-family-generic="swiss" style:font-pitch="variable" fo:font-size="22pt" fo:language="pt" fo:country="BR" style:font-size-asian="22pt" style:font-size-complex="22pt"/>
    </style:style>
    <style:style style:name="T15" style:family="text">
      <style:text-properties style:text-position="0% 100%" fo:font-family="'Arial Narrow'" style:font-family-generic="swiss" style:font-pitch="variable" fo:font-size="22pt" fo:language="pt" fo:country="BR" style:font-size-asian="22pt" style:font-size-complex="22pt"/>
    </style:style>
    <style:style style:name="T16" style:family="text">
      <style:text-properties style:text-position="-33% 58%" fo:font-family="'Arial Narrow'" style:font-family-generic="swiss" style:font-pitch="variable" fo:font-size="22pt" fo:language="pt" fo:country="BR" style:font-size-asian="22pt" style:font-size-complex="22pt"/>
    </style:style>
    <style:style style:name="T17" style:family="text">
      <style:text-properties style:text-position="0% 100%" fo:font-family="'Arial Narrow'" style:font-family-generic="swiss" style:font-pitch="variable" fo:font-size="22pt" fo:language="pt" fo:country="BR" style:font-size-asian="22pt" style:font-size-complex="22pt"/>
    </style:style>
    <style:style style:name="T18" style:family="text">
      <style:text-properties style:text-position="-33% 58%" fo:font-family="'Arial Narrow'" style:font-family-generic="swiss" style:font-pitch="variable" fo:font-size="22pt" fo:language="pt" fo:country="BR" style:font-size-asian="22pt" style:font-size-complex="22pt"/>
    </style:style>
    <style:style style:name="T19" style:family="text">
      <style:text-properties style:text-position="0% 100%" fo:font-family="Symbol" style:font-style-name="Normal" style:font-charset="x-symbol" fo:font-size="22pt" fo:language="pt" fo:country="BR" style:font-family-asian="Symbol" style:font-style-name-asian="Normal" style:font-charset-asian="x-symbol" style:font-size-asian="22pt" style:font-family-complex="Symbol" style:font-style-name-complex="Normal" style:font-charset-complex="x-symbol" style:font-size-complex="22pt"/>
    </style:style>
    <style:style style:name="T20" style:family="text">
      <style:text-properties style:text-position="-25% 58%" fo:font-family="'Arial Narrow'" style:font-family-generic="swiss" style:font-pitch="variable" fo:font-size="28pt" fo:language="pt" fo:country="BR" style:font-size-asian="28pt" style:font-size-complex="28pt"/>
    </style:style>
    <style:style style:name="T21" style:family="text">
      <style:text-properties fo:font-weight="bold" style:font-family-asian="'Times New Roman'" style:font-family-generic-asian="roman" style:font-pitch-asian="variable" style:font-weight-asian="bold" style:font-family-complex="'Times New Roman'" style:font-family-generic-complex="roman" style:font-pitch-complex="variable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6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Agrupamento</text:span></text:p>
              </text:list-header>
            </text:list>
          </draw:text-box>
        </draw:frame>
        <draw:frame presentation:style-name="pr2" draw:text-style-name="P2" draw:layer="layout" svg:width="15.875cm" svg:height="5.063cm" svg:x="4.232cm" svg:y="9.525cm" presentation:class="subtitle" presentation:user-transformed="true">
          <draw:text-box>
            <text:list text:style-name="L1">
              <text:list-header>
                <text:p text:style-name="P3"><text:span text:style-name="T2">Álvaro Degas</text:span></text:p>
                <text:p text:style-name="P3"><text:span text:style-name="T2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rupament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Agrupamento de dados</text:p>
              </text:list-item>
              <text:list-item>
                <text:p text:style-name="P4">Processo não supervisionado</text:p>
              </text:list-item>
              <text:list-item>
                <text:p text:style-name="P4">Objetivo: geração de <text:span text:style-name="T3">Clusters</text:span> (Grupos) de dados</text:p>
              </text:list-item>
              <text:list-item>
                <text:p text:style-name="P4">Atributos iguais, parecidos ou próximos entre s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rupament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Tecnicamente: </text:span></text:p>
              </text:list-item>
              <text:list-item>
                <text:p text:style-name="P4"><text:span text:style-name="T5">Clusters</text:span><text:span text:style-name="T4">: aprendizagem por Observação</text:span></text:p>
              </text:list-item>
              <text:list-item>
                <text:p text:style-name="P4"><text:span text:style-name="T4">Classificação: aprendizagem por Exemplos</text:span></text:p>
              </text:list-item>
              <text:list-item>
                <text:p text:style-name="P4"><text:span text:style-name="T4">Na prática: </text:span><text:span text:style-name="T5">Clustering</text:span><text:span text:style-name="T4"> também utiliza Conjuntos de Treinamento → aprendizagem indutiv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rupament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O que se deseja</text:p>
              </text:list-item>
            </text:list>
            <text:list text:style-name="L3">
              <text:list-item>
                <text:list>
                  <text:list-item>
                    <text:p>Por num mesmo grupo objetos que tenham alta similaridade</text:p>
                  </text:list-item>
                  <text:list-item>
                    <text:p>Por em grupos diferentes objetos que tenham alta dissimilaridade</text:p>
                  </text:list-item>
                </text:list>
              </text:list-item>
            </text:list>
            <text:list text:style-name="L2">
              <text:list-item>
                <text:p text:style-name="P4">O que é “similaridade”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étodos de Agrupamento</text:p>
              </text:list-header>
            </text:list>
          </draw:text-box>
        </draw:frame>
        <draw:frame presentation:style-name="pr4" draw:text-style-name="P2" draw:layer="layout" svg:width="21.59cm" svg:height="13.067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K-Means</text:span></text:p>
                <text:p text:style-name="P4"><text:span text:style-name="T4"/></text:p>
              </text:list-item>
              <text:list-item>
                <text:p text:style-name="P4"><text:span text:style-name="T4">EM</text:span></text:p>
                <text:p text:style-name="P4"><text:span text:style-name="T4"/></text:p>
              </text:list-item>
              <text:list-item>
                <text:p text:style-name="P4"><text:span text:style-name="T4">CobWeb</text:span></text:p>
                <text:p text:style-name="P4"><text:span text:style-name="T4"/></text:p>
              </text:list-item>
              <text:list-item>
                <text:p text:style-name="P4"><text:span text:style-name="T4">Cure</text:span></text:p>
              </text:list-item>
            </text:list>
            <text:list text:style-name="L1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Recebe duas entradas</text:p>
              </text:list-item>
            </text:list>
            <text:list text:style-name="L3">
              <text:list-item>
                <text:list>
                  <text:list-item>
                    <text:p text:style-name="P3">Um conjunto de treinamento (tabela)</text:p>
                  </text:list-item>
                  <text:list-item>
                    <text:p text:style-name="P3">Um número inteiro K (quantos grupos se deseja)</text:p>
                  </text:list-item>
                </text:list>
              </text:list-item>
            </text:list>
            <text:list text:style-name="L2">
              <text:list-item>
                <text:p text:style-name="P4">Conjunto de treinamento: uma matriz de dissimilaridad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Matriz de dissimilaridade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Na linha i e coluna j há um número</text:span></text:p>
                  </text:list-item>
                  <text:list-item>
                    <text:p text:style-name="P3"><text:span text:style-name="T4">Representa a distância entre o objeto i e o objeto j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A distância é a dissimilaridade!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Distância euclidiana</text:span></text:p>
                  </text:list-item>
                  <text:list-item>
                    <text:p text:style-name="P3"><text:span text:style-name="T4">Outras como Manhattan, Minkowski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2.787cm" svg:x="1.905cm" svg:y="4.903cm" presentation:class="outline" presentation:user-transformed="true">
          <draw:text-box>
            <text:list text:style-name="L2">
              <text:list-item>
                <text:p text:style-name="P4">Como construir a matriz de dissimilaridade:</text:p>
              </text:list-item>
            </text:list>
            <text:list text:style-name="L3">
              <text:list-item>
                <text:list>
                  <text:list-item>
                    <text:p text:style-name="P3">A partir de uma análise dos atributos</text:p>
                  </text:list-item>
                  <text:list-item>
                    <text:p text:style-name="P3">Fácil para numéricos (distância euclidiana)</text:p>
                  </text:list-item>
                  <text:list-item>
                    <text:p text:style-name="P3">Arbitrário para nominais</text:p>
                    <text:list>
                      <text:list-item>
                        <text:p>X=Y <text:s/>vira 0 e <text:s/>X<text:span text:style-name="T6"></text:span>Y vira 1</text:p>
                      </text:list-item>
                      <text:list-item>
                        <text:p>x<text:span text:style-name="T7">1</text:span>, x<text:span text:style-name="T7">2</text:span>, x<text:span text:style-name="T7">3</text:span>, … xn são colocados numa escala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Preencher a tabela arguindo os dados de entrada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6"><text:span text:style-name="T4">Definições</text:span></text:p>
              </text:list-item>
              <text:list-item>
                <text:p text:style-name="P6"><text:span text:style-name="T4">Seja </text:span><text:span text:style-name="T5">C={C</text:span><text:span text:style-name="T8">1</text:span><text:span text:style-name="T5">, C</text:span><text:span text:style-name="T8">2</text:span><text:span text:style-name="T5">, ..., C</text:span><text:span text:style-name="T8">K</text:span><text:span text:style-name="T5">}</text:span><text:span text:style-name="T4"> uma partição de um Banco de Dados em </text:span><text:span text:style-name="T5">K</text:span><text:span text:style-name="T4"> Grupos</text:span></text:p>
              </text:list-item>
              <text:list-item>
                <text:p text:style-name="P6"><text:span text:style-name="T4">Sejam </text:span><text:span text:style-name="T5">m</text:span><text:span text:style-name="T8">1</text:span><text:span text:style-name="T5">, m</text:span><text:span text:style-name="T8">2</text:span><text:span text:style-name="T5">, ..., m</text:span><text:span text:style-name="T8">K</text:span><text:span text:style-name="T4"> os elementos, um de cada grupo, representando o “centro de gravidade” dos mesmo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6"><text:span text:style-name="T4">Definições</text:span></text:p>
              </text:list-item>
              <text:list-item>
                <text:p text:style-name="P6"><text:span text:style-name="T4">Seja </text:span><text:span text:style-name="T5">C={C</text:span><text:span text:style-name="T8">1</text:span><text:span text:style-name="T5">, C</text:span><text:span text:style-name="T8">2</text:span><text:span text:style-name="T5">, ..., C</text:span><text:span text:style-name="T8">K</text:span><text:span text:style-name="T5">}</text:span><text:span text:style-name="T4"> uma partição de um Banco de Dados em </text:span><text:span text:style-name="T5">K</text:span><text:span text:style-name="T4"> Grupos</text:span></text:p>
              </text:list-item>
              <text:list-item>
                <text:p text:style-name="P6"><text:span text:style-name="T4">Sejam </text:span><text:span text:style-name="T5">m</text:span><text:span text:style-name="T8">1</text:span><text:span text:style-name="T5">, m</text:span><text:span text:style-name="T8">2</text:span><text:span text:style-name="T5">, ..., m</text:span><text:span text:style-name="T8">K</text:span><text:span text:style-name="T4"> os elementos, um de cada grupo, representando o “centro” dos mesmos</text:span></text:p>
              </text:list-item>
            </text:list>
            <text:p text:style-name="P7"><text:span text:style-name="T4">Centro? média, o ponto mais próximo da média, mediana, centro de gravidade, etc.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2" draw:layer="layout" svg:width="21.59cm" svg:height="3.176cm" svg:x="1.905cm" svg:y="1.057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5" draw:text-style-name="P2" draw:layer="layout" svg:width="21.59cm" svg:height="9.231cm" svg:x="1.905cm" svg:y="4.021cm" presentation:class="outline" presentation:user-transformed="true">
          <draw:text-box>
            <text:list text:style-name="L2">
              <text:list-item>
                <text:p text:style-name="P4">Definições</text:p>
              </text:list-item>
              <text:list-item>
                <text:p text:style-name="P4">Erro quadrático</text:p>
              </text:list-item>
              <text:list-item>
                <text:p text:style-name="P4">Medida estatística: “soma” das imperfeições (distâncias dos elementos ao centro) de todas as partições</text:p>
                <text:p text:style-name="P4"/>
              </text:list-item>
            </text:list>
          </draw:text-box>
        </draw:frame>
        <draw:frame draw:style-name="gr2" draw:layer="layout" svg:width="15.24cm" svg:height="3.7cm" svg:x="4.445cm" svg:y="11.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Tenta construir uma partição com <text:span text:style-name="T3">K</text:span> grupos</text:p>
              </text:list-item>
              <text:list-item>
                <text:p text:style-name="P4">Minimiza o Erro Quadrático</text:p>
              </text:list-item>
              <text:list-item>
                <text:p text:style-name="P4">Elementos representativos: Centros de gravidade</text:p>
              </text:list-item>
            </text:list>
            <text:list text:style-name="L3">
              <text:list-item>
                <text:list>
                  <text:list-item>
                    <text:p text:style-name="P3">Mesmo que não haja objetos a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Como funciona</text:span></text:p>
              </text:list-item>
              <text:list-item>
                <text:p text:style-name="P4"><text:span text:style-name="T4">Escolhe arbitrariamente </text:span><text:span text:style-name="T5">K</text:span><text:span text:style-name="T4"> objetos </text:span><text:span text:style-name="T5">{p</text:span><text:span text:style-name="T8">1</text:span><text:span text:style-name="T5">, p</text:span><text:span text:style-name="T8">2</text:span><text:span text:style-name="T5">, ..., p</text:span><text:span text:style-name="T8">K</text:span><text:span text:style-name="T5">}</text:span><text:span text:style-name="T4"> do banco de dados</text:span></text:p>
              </text:list-item>
              <text:list-item>
                <text:p text:style-name="P4"><text:span text:style-name="T4">Cada </text:span><text:span text:style-name="T5">p</text:span><text:span text:style-name="T8">i</text:span><text:span text:style-name="T4"> é o centro de um grupo </text:span><text:span text:style-name="T5">C</text:span><text:span text:style-name="T8">i</text:span><text:span text:style-name="T4"> que tem apenas este objet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1" draw:text-style-name="P2" draw:layer="layout" svg:width="21.59cm" svg:height="3.176cm" svg:x="1.6cm" svg:y="0.6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6" draw:text-style-name="P2" draw:layer="layout" svg:width="21.59cm" svg:height="17.4cm" svg:x="1.6cm" svg:y="3.094cm" presentation:class="outline" presentation:user-transformed="true">
          <draw:text-box>
            <text:list text:style-name="L4">
              <text:list-item>
                <text:p text:style-name="P8"><text:span text:style-name="T4">Os demais objetos são colocados nos grupos segundo o algoritmo abaixo</text:span></text:p>
              </text:list-item>
            </text:list>
            <text:p text:style-name="P8"><text:span text:style-name="T9">Para cada objeto </text:span><text:span text:style-name="T10">O</text:span></text:p>
            <text:p><text:span text:style-name="T9"><text:s text:c="4"/></text:span><text:span text:style-name="T9">Tome p</text:span><text:span text:style-name="T11">i</text:span><text:span text:style-name="T9"> </text:span><text:span text:style-name="T12"></text:span><text:span text:style-name="T9"> {</text:span><text:span text:style-name="T13">p</text:span><text:span text:style-name="T14">1</text:span><text:span text:style-name="T13">, p</text:span><text:span text:style-name="T14">2</text:span><text:span text:style-name="T13">, ..., p</text:span><text:span text:style-name="T14">K</text:span><text:span text:style-name="T9">} //p</text:span><text:span text:style-name="T11">i</text:span><text:span text:style-name="T9"> é o mais próximo de O</text:span></text:p>
            <text:p><text:span text:style-name="T9"><text:s text:c="4"/></text:span><text:span text:style-name="T9">O passa a integrar o grupo C</text:span><text:span text:style-name="T11">i</text:span></text:p>
            <text:p><text:span text:style-name="T15">Repita</text:span></text:p>
            <text:p><text:span text:style-name="T15"><text:s text:c="3"/></text:span><text:span text:style-name="T15">Calcula-se o novo conjunto {p</text:span><text:span text:style-name="T16">1</text:span><text:span text:style-name="T15">, p</text:span><text:span text:style-name="T16">2</text:span><text:span text:style-name="T15">, …, p</text:span><text:span text:style-name="T16">k</text:span><text:span text:style-name="T15">)</text:span></text:p>
            <text:p><text:span text:style-name="T15"><text:s text:c="6"/></text:span><text:span text:style-name="T15">p</text:span><text:span text:style-name="T16">i</text:span><text:span text:style-name="T15"> é o centro dos do novo grupo i</text:span></text:p>
            <text:p><text:span text:style-name="T15"><text:s text:c="3"/></text:span><text:span text:style-name="T15">Para cada objeto O</text:span></text:p>
            <text:p><text:span text:style-name="T17"><text:s text:c="10"/></text:span><text:span text:style-name="T17">Tome p</text:span><text:span text:style-name="T18">i</text:span><text:span text:style-name="T17"> </text:span><text:span text:style-name="T19"></text:span><text:span text:style-name="T17"> {p</text:span><text:span text:style-name="T18">1</text:span><text:span text:style-name="T17">, p</text:span><text:span text:style-name="T18">2</text:span><text:span text:style-name="T17">, ..., p</text:span><text:span text:style-name="T18">K</text:span><text:span text:style-name="T17">} //p</text:span><text:span text:style-name="T18">i</text:span><text:span text:style-name="T17"> o mais próximo de O</text:span></text:p>
            <text:p><text:span text:style-name="T13"><text:s text:c="10"/></text:span><text:span text:style-name="T13">O passa a integrar o grupo C</text:span><text:span text:style-name="T14">i</text:span></text:p>
            <text:p><text:span text:style-name="T17">Até nenhum O trocar de grupo</text:span></text:p>
            <text:p><text:span text:style-name="T20"/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">O K-Mean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Condição de Parada:</text:p>
              </text:list-item>
              <text:list-item>
                <text:p text:style-name="P8">Quando não houver mais troca</text:p>
                <text:list>
                  <text:list-item>
                    <text:p>Os grupos se estabilizam</text:p>
                  </text:list-item>
                  <text:list-item>
                    <text:p>Os objetos “encontraram” o centro de gravidade mais próximo a todos e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7" draw:text-style-name="P2" draw:layer="layout" svg:width="21.59cm" svg:height="2.541cm" svg:x="1.905cm" svg:y="5.503cm" presentation:class="outline" presentation:user-transformed="true">
          <draw:text-box>
            <text:list text:style-name="L2">
              <text:list-item>
                <text:p text:style-name="P4">Seja o banco de dados (tabela) com K=2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5.384cm" svg:height="1.171cm" svg:x="1.548cm" svg:y="7.626cm">
                <text:list text:style-name="L1">
                  <text:list-header>
                    <text:p text:style-name="P1"><text:span text:style-name="T21">Máquina</text:span></text:p>
                    <text:p text:style-name="P9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1.171cm" svg:x="1.296cm" svg:y="7.62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1.171cm" svg:x="7.441cm" svg:y="7.626cm">
                <text:list text:style-name="L1">
                  <text:list-header>
                    <text:p text:style-name="P1"><text:span text:style-name="T21">Temperatura</text:span></text:p>
                    <text:p text:style-name="P9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1.171cm" svg:x="7.187cm" svg:y="7.62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1.171cm" svg:x="13.333cm" svg:y="7.626cm">
                <text:list text:style-name="L1">
                  <text:list-header>
                    <text:p text:style-name="P1"><text:span text:style-name="T21">Rotações</text:span></text:p>
                    <text:p text:style-name="P9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1.171cm" svg:x="13.081cm" svg:y="7.62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1.171cm" svg:x="17.975cm" svg:y="7.626cm">
                <text:list text:style-name="L1">
                  <text:list-header>
                    <text:p text:style-name="P1"><text:span text:style-name="T21">Volume</text:span></text:p>
                    <text:p text:style-name="P9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1.171cm" svg:x="17.721cm" svg:y="7.62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8.797cm">
                <text:list text:style-name="L1">
                  <text:list-header>
                    <text:p text:style-name="P10"><text:span text:style-name="T21">M1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8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8.797cm">
                <text:list text:style-name="L1">
                  <text:list-header>
                    <text:p text:style-name="P10"><text:span text:style-name="T21">78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8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8.797cm">
                <text:list text:style-name="L1">
                  <text:list-header>
                    <text:p text:style-name="P10"><text:span text:style-name="T21">47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8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8.797cm">
                <text:list text:style-name="L1">
                  <text:list-header>
                    <text:p text:style-name="P10"><text:span text:style-name="T21">1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8.79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9.708cm">
                <text:list text:style-name="L1">
                  <text:list-header>
                    <text:p text:style-name="P10"><text:span text:style-name="T21">M2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9.70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9.708cm">
                <text:list text:style-name="L1">
                  <text:list-header>
                    <text:p text:style-name="P10"><text:span text:style-name="T21">81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9.70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9.708cm">
                <text:list text:style-name="L1">
                  <text:list-header>
                    <text:p text:style-name="P10"><text:span text:style-name="T21">49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9.70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9.708cm">
                <text:list text:style-name="L1">
                  <text:list-header>
                    <text:p text:style-name="P10"><text:span text:style-name="T21">1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9.70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0.62cm">
                <text:list text:style-name="L1">
                  <text:list-header>
                    <text:p text:style-name="P10"><text:span text:style-name="T21">M3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0.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0.62cm">
                <text:list text:style-name="L1">
                  <text:list-header>
                    <text:p text:style-name="P10"><text:span text:style-name="T21">77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0.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0.62cm">
                <text:list text:style-name="L1">
                  <text:list-header>
                    <text:p text:style-name="P10"><text:span text:style-name="T21">45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0.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0.62cm">
                <text:list text:style-name="L1">
                  <text:list-header>
                    <text:p text:style-name="P10"><text:span text:style-name="T21">16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0.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1.531cm">
                <text:list text:style-name="L1">
                  <text:list-header>
                    <text:p text:style-name="P10"><text:span text:style-name="T21">M4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1.5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1.531cm">
                <text:list text:style-name="L1">
                  <text:list-header>
                    <text:p text:style-name="P10"><text:span text:style-name="T21">9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1.5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1.531cm">
                <text:list text:style-name="L1">
                  <text:list-header>
                    <text:p text:style-name="P10"><text:span text:style-name="T21">51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1.5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1.531cm">
                <text:list text:style-name="L1">
                  <text:list-header>
                    <text:p text:style-name="P10"><text:span text:style-name="T21">1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1.53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2.443cm">
                <text:list text:style-name="L1">
                  <text:list-header>
                    <text:p text:style-name="P10"><text:span text:style-name="T21">M5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2.4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2.443cm">
                <text:list text:style-name="L1">
                  <text:list-header>
                    <text:p text:style-name="P10"><text:span text:style-name="T21">88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2.4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2.443cm">
                <text:list text:style-name="L1">
                  <text:list-header>
                    <text:p text:style-name="P10"><text:span text:style-name="T21">51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2.4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2.443cm">
                <text:list text:style-name="L1">
                  <text:list-header>
                    <text:p text:style-name="P10"><text:span text:style-name="T21">1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2.443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3.354cm">
                <text:list text:style-name="L1">
                  <text:list-header>
                    <text:p text:style-name="P10"><text:span text:style-name="T21">M6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3.3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3.354cm">
                <text:list text:style-name="L1">
                  <text:list-header>
                    <text:p text:style-name="P10"><text:span text:style-name="T21">75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3.3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3.354cm">
                <text:list text:style-name="L1">
                  <text:list-header>
                    <text:p text:style-name="P10"><text:span text:style-name="T21">46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3.3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3.354cm">
                <text:list text:style-name="L1">
                  <text:list-header>
                    <text:p text:style-name="P10"><text:span text:style-name="T21">16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3.35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4.265cm">
                <text:list text:style-name="L1">
                  <text:list-header>
                    <text:p text:style-name="P10"><text:span text:style-name="T21">M7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4.26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4.265cm">
                <text:list text:style-name="L1">
                  <text:list-header>
                    <text:p text:style-name="P10"><text:span text:style-name="T21">8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4.26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4.265cm">
                <text:list text:style-name="L1">
                  <text:list-header>
                    <text:p text:style-name="P10"><text:span text:style-name="T21">43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4.26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4.265cm">
                <text:list text:style-name="L1">
                  <text:list-header>
                    <text:p text:style-name="P10"><text:span text:style-name="T21">18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4.26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4cm" svg:height="0.911cm" svg:x="1.548cm" svg:y="15.177cm">
                <text:list text:style-name="L1">
                  <text:list-header>
                    <text:p text:style-name="P10"><text:span text:style-name="T21">M8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89cm" svg:height="0.911cm" svg:x="1.296cm" svg:y="15.17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5.382cm" svg:height="0.911cm" svg:x="7.441cm" svg:y="15.177cm">
                <text:list text:style-name="L1">
                  <text:list-header>
                    <text:p text:style-name="P10"><text:span text:style-name="T21">85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5.891cm" svg:height="0.911cm" svg:x="7.187cm" svg:y="15.17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4.132cm" svg:height="0.911cm" svg:x="13.333cm" svg:y="15.177cm">
                <text:list text:style-name="L1">
                  <text:list-header>
                    <text:p text:style-name="P10"><text:span text:style-name="T21">500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637cm" svg:height="0.911cm" svg:x="13.081cm" svg:y="15.17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752cm" svg:height="0.911cm" svg:x="17.975cm" svg:y="15.177cm">
                <text:list text:style-name="L1">
                  <text:list-header>
                    <text:p text:style-name="P10"><text:span text:style-name="T21">1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259cm" svg:height="0.911cm" svg:x="17.721cm" svg:y="15.17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5" draw:text-style-name="P2" draw:layer="layout" svg:width="20.741cm" svg:height="8.475cm" svg:x="1.27cm" svg:y="7.6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8" draw:text-style-name="P2" draw:layer="layout" svg:width="21.59cm" svg:height="2.969cm" svg:x="1.905cm" svg:y="5.503cm" presentation:class="outline" presentation:user-transformed="true">
          <draw:text-box>
            <text:list text:style-name="L2">
              <text:list-item>
                <text:p text:style-name="P4">Sua matriz de dissimilaridade (distância Euclidiana)</text:p>
              </text:list-item>
            </text:list>
          </draw:text-box>
        </draw:frame>
        <draw:frame draw:style-name="gr6" draw:layer="layout" svg:width="22.437cm" svg:height="7.778cm" svg:x="0.635cm" svg:y="8.5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9" draw:text-style-name="P2" draw:layer="layout" svg:width="21.59cm" svg:height="3.6cm" svg:x="1.905cm" svg:y="5.502cm" presentation:class="outline" presentation:user-transformed="true">
          <draw:text-box>
            <text:list text:style-name="L2">
              <text:list-item>
                <text:p text:style-name="P4">Escolha aleatória de 2 pontos M1 e M3</text:p>
              </text:list-item>
              <text:list-item>
                <text:p text:style-name="P4">Distâncias dos demais pontos</text:p>
              </text:list-item>
            </text:list>
          </draw:text-box>
        </draw:frame>
        <draw:frame draw:style-name="gr6" draw:layer="layout" svg:width="13.759cm" svg:height="8.551cm" svg:x="3.598cm" svg:y="8.74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Grupo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C1(M1, M2, M4)</text:span></text:p>
                  </text:list-item>
                  <text:list-item>
                    <text:p text:style-name="P3"><text:span text:style-name="T4">C2(M3, M5, M6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Média de C1 (Temp., Rotações, Volume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83.00, 49.00, 10.00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Média de C2: (Temp., Rotações, Volume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80.00, 47.33, 14.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10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4">Novas distâncias são calculadas (incluindo M1 e M3)</text:p>
              </text:list-item>
            </text:list>
          </draw:text-box>
        </draw:frame>
        <draw:frame draw:style-name="gr6" draw:layer="layout" svg:width="11.867cm" svg:height="9.101cm" svg:x="4.855cm" svg:y="8.46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Grupo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C1(M2, M4, M5)</text:span></text:p>
                  </text:list-item>
                  <text:list-item>
                    <text:p text:style-name="P3"><text:span text:style-name="T4">C2(M1, M3, M6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Média de C1 (Temp., Rotações, Volume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86.33, 50.33, 10.00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Média de C2: (Temp., Rotações, Volume)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76.67, 46.00, 14.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10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4">Novas distâncias são calculadas (incluindo M1 e M3)</text:p>
              </text:list-item>
            </text:list>
          </draw:text-box>
        </draw:frame>
        <draw:frame draw:style-name="gr6" draw:layer="layout" svg:width="12.078cm" svg:height="9.26cm" svg:x="4.22cm" svg:y="8.30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mpl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4">Grupo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4">C1(M2, M4, M5)</text:span></text:p>
                  </text:list-item>
                  <text:list-item>
                    <text:p text:style-name="P3"><text:span text:style-name="T4">C2(M1, M3, M6) 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Ou seja, não houve mudança de grupo!</text:span></text:p>
              </text:list-item>
              <text:list-item>
                <text:p text:style-name="P4"><text:span text:style-name="T4">O K-Means dá por encerrado o agrupamento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xercícios</text:p>
              </text:list-header>
            </text:list>
          </draw:text-box>
        </draw:frame>
        <draw:frame presentation:style-name="pr11" draw:text-style-name="P2" draw:layer="layout" svg:width="21.59cm" svg:height="6.351cm" svg:x="1.905cm" svg:y="4.445cm" presentation:class="outline" presentation:user-transformed="true">
          <draw:text-box>
            <text:list text:style-name="L2">
              <text:list-item>
                <text:p text:style-name="P4"><text:span text:style-name="T4">Seja o Conjunto de Treinamento abaixo</text:span></text:p>
              </text:list-item>
              <text:list-item>
                <text:p text:style-name="P4"><text:span text:style-name="T4">Como fica sua matriz de dissimilaridade?</text:span></text:p>
              </text:list-item>
              <text:list-item>
                <text:p text:style-name="P4"><text:span text:style-name="T4">Fazendo K=2, que grupos o K-Means encontra?</text:span></text:p>
              </text:list-item>
            </text:list>
          </draw:text-box>
        </draw:frame>
        <draw:g>
          <draw:g>
            <draw:g>
              <draw:custom-shape draw:style-name="gr3" draw:text-style-name="P2" draw:layer="layout" svg:width="3.821cm" svg:height="1.604cm" svg:x="2.861cm" svg:y="10.592cm">
                <text:list text:style-name="L1">
                  <text:list-header>
                    <text:p text:style-name="P10"><text:span text:style-name="T21">Pessoa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406cm" svg:height="1.604cm" svg:x="2.57cm" svg:y="10.5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31cm" svg:height="1.604cm" svg:x="7.269cm" svg:y="10.592cm">
                <text:list text:style-name="L1">
                  <text:list-header>
                    <text:p text:style-name="P10"><text:span text:style-name="T21">Idade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3.895cm" svg:height="1.604cm" svg:x="6.978cm" svg:y="10.5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9.244cm" svg:height="1.604cm" svg:x="11.167cm" svg:y="10.592cm">
                <text:list text:style-name="L1">
                  <text:list-header>
                    <text:p text:style-name="P10"><text:span text:style-name="T21">Freqüência Semanal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9.827cm" svg:height="1.604cm" svg:x="10.876cm" svg:y="10.5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821cm" svg:height="1.248cm" svg:x="2.861cm" svg:y="12.196cm">
                <text:list text:style-name="L1">
                  <text:list-header>
                    <text:p text:style-name="P10"><text:span text:style-name="T21">P1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406cm" svg:height="1.248cm" svg:x="2.57cm" svg:y="12.1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31cm" svg:height="1.248cm" svg:x="7.269cm" svg:y="12.196cm">
                <text:list text:style-name="L1">
                  <text:list-header>
                    <text:p text:style-name="P10"><text:span text:style-name="T21">20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3.895cm" svg:height="1.248cm" svg:x="6.978cm" svg:y="12.1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9.244cm" svg:height="1.248cm" svg:x="11.167cm" svg:y="12.196cm">
                <text:list text:style-name="L1">
                  <text:list-header>
                    <text:p text:style-name="P10"><text:span text:style-name="T21">3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9.827cm" svg:height="1.248cm" svg:x="10.876cm" svg:y="12.1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821cm" svg:height="1.248cm" svg:x="2.861cm" svg:y="13.444cm">
                <text:list text:style-name="L1">
                  <text:list-header>
                    <text:p text:style-name="P10"><text:span text:style-name="T21">P2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406cm" svg:height="1.248cm" svg:x="2.57cm" svg:y="13.44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31cm" svg:height="1.248cm" svg:x="7.269cm" svg:y="13.444cm">
                <text:list text:style-name="L1">
                  <text:list-header>
                    <text:p text:style-name="P10"><text:span text:style-name="T21">25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3.895cm" svg:height="1.248cm" svg:x="6.978cm" svg:y="13.44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9.244cm" svg:height="1.248cm" svg:x="11.167cm" svg:y="13.444cm">
                <text:list text:style-name="L1">
                  <text:list-header>
                    <text:p text:style-name="P10"><text:span text:style-name="T21">2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9.827cm" svg:height="1.248cm" svg:x="10.876cm" svg:y="13.44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821cm" svg:height="1.248cm" svg:x="2.861cm" svg:y="14.692cm">
                <text:list text:style-name="L1">
                  <text:list-header>
                    <text:p text:style-name="P10"><text:span text:style-name="T21">P3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406cm" svg:height="1.248cm" svg:x="2.57cm" svg:y="14.6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31cm" svg:height="1.248cm" svg:x="7.269cm" svg:y="14.692cm">
                <text:list text:style-name="L1">
                  <text:list-header>
                    <text:p text:style-name="P10"><text:span text:style-name="T21">38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3.895cm" svg:height="1.248cm" svg:x="6.978cm" svg:y="14.6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9.244cm" svg:height="1.248cm" svg:x="11.167cm" svg:y="14.692cm">
                <text:list text:style-name="L1">
                  <text:list-header>
                    <text:p text:style-name="P10"><text:span text:style-name="T21">2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9.827cm" svg:height="1.248cm" svg:x="10.876cm" svg:y="14.69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821cm" svg:height="1.248cm" svg:x="2.861cm" svg:y="15.941cm">
                <text:list text:style-name="L1">
                  <text:list-header>
                    <text:p text:style-name="P10"><text:span text:style-name="T21">P4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4.406cm" svg:height="1.248cm" svg:x="2.57cm" svg:y="15.94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3.31cm" svg:height="1.248cm" svg:x="7.269cm" svg:y="15.941cm">
                <text:list text:style-name="L1">
                  <text:list-header>
                    <text:p text:style-name="P10"><text:span text:style-name="T21">44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3.895cm" svg:height="1.248cm" svg:x="6.978cm" svg:y="15.94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" draw:text-style-name="P2" draw:layer="layout" svg:width="9.244cm" svg:height="1.248cm" svg:x="11.167cm" svg:y="15.941cm">
                <text:list text:style-name="L1">
                  <text:list-header>
                    <text:p text:style-name="P10"><text:span text:style-name="T21">1</text:span></text:p>
                    <text:p text:style-name="P11"><text:span text:style-name="T2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9.827cm" svg:height="1.248cm" svg:x="10.876cm" svg:y="15.94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5" draw:text-style-name="P2" draw:layer="layout" svg:width="18.201cm" svg:height="6.615cm" svg:x="2.54cm" svg:y="10.58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2.78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Regras de Classificação</dc:title>
    <meta:initial-creator>Degas</meta:initial-creator>
    <meta:creation-date>2004-09-17T17:43:38</meta:creation-date>
    <dc:date>2013-05-28T16:52:16.25</dc:date>
    <meta:editing-cycles>55</meta:editing-cycles>
    <meta:editing-duration>PT2H51M12S</meta:editing-duration>
    <meta:generator>LibreOffice/3.6$Windows_x86 LibreOffice_project/58f22d5-270d05a-e2abed1-ea17a85-9b5702</meta:generator>
    <meta:document-statistic meta:object-count="277"/>
  </office:meta>
</office:document-meta>
</file>

<file path=Object 1/content.xml><?xml version="1.0" encoding="utf-8"?>
<math xmlns="http://www.w3.org/1998/Math/MathML">
  <semantics>
    <mrow>
      <mstyle mathsize="12pt">
        <mrow>
          <mrow>
            <mstyle mathvariant="italic">
              <mrow>
                <mtext>Erro</mtext>
              </mrow>
            </mstyle>
            <mo stretchy="false">(</mo>
            <mi>C</mi>
            <mrow>
              <mo stretchy="false">)</mo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K</mi>
                  </mrow>
                </munderover>
                <mrow>
                  <mrow>
                    <msub>
                      <mo stretchy="false">∑</mo>
                      <mrow>
                        <mstyle mathsize="8pt">
                          <mrow>
                            <mrow>
                              <mrow>
                                <mi>p</mi>
                                <mo stretchy="false">∈</mo>
                                <msub>
                                  <mi>C</mi>
                                  <mrow>
                                    <mstyle mathsize="6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</mrow>
                          </mrow>
                        </mstyle>
                      </mrow>
                    </msub>
                    <mrow>
                      <msup>
                        <mrow>
                          <mo stretchy="false">∣</mo>
                          <mrow>
                            <mrow>
                              <mi>p</mi>
                              <mo stretchy="false">−</mo>
                              <msub>
                                <mi>m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  <mo stretchy="false">∣</mo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row>
                </mrow>
              </mrow>
            </mrow>
          </mrow>
        </mrow>
      </mstyle>
      <mrow/>
    </mrow>
    <annotation encoding="StarMath 5.0"> size 12{ ital "Erro" \( C \) = Sum cSub {i=1}  cSup {K}  { Sum rSub { size 8{p in C rSub { size 6{i} } } }  { lline p - m rSub { size 8{i} }  rline  rSup { size 8{2} } } } } {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fo:border="0.31pt solid #000000" fo:padding="0.071cm" style:rotation-align="none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4">
          <table:table-cell table:style-name="ce1" table:number-columns-repeated="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1</text:p>
          </table:table-cell>
          <table:table-cell table:style-name="ce5" office:value-type="float" office:value="0">
            <text:p>0,00</text:p>
          </table:table-cell>
          <table:table-cell table:style-name="ce5" table:formula="of:=[.B13]" office:value-type="float" office:value="3.60555127546399">
            <text:p>3,61</text:p>
          </table:table-cell>
          <table:table-cell table:style-name="ce5" table:formula="of:=[.B14]" office:value-type="float" office:value="6.40312423743285">
            <text:p>6,40</text:p>
          </table:table-cell>
          <table:table-cell table:style-name="ce5" table:formula="of:=[.B15]" office:value-type="float" office:value="12.6491106406735">
            <text:p>12,65</text:p>
          </table:table-cell>
          <table:table-cell table:style-name="ce5" table:formula="of:=[.B16]" office:value-type="float" office:value="10.770329614269">
            <text:p>10,77</text:p>
          </table:table-cell>
          <table:table-cell table:style-name="ce5" table:formula="of:=[.B17]" office:value-type="float" office:value="6.78232998312527">
            <text:p>6,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6" table:formula="of:=SQRT(POWER(([.B1]-[.B2]);2)+POWER(([.C1]-[.C2]);2)+POWER(([.D1]-[.D2]);2))" office:value-type="float" office:value="3.60555127546399">
            <text:p>3,61</text:p>
          </table:table-cell>
          <table:table-cell table:style-name="ce5" office:value-type="float" office:value="0">
            <text:p>0,00</text:p>
          </table:table-cell>
          <table:table-cell table:style-name="ce5" table:formula="of:=[.C14]" office:value-type="float" office:value="8.24621125123532">
            <text:p>8,25</text:p>
          </table:table-cell>
          <table:table-cell table:style-name="ce5" table:formula="of:=[.C15]" office:value-type="float" office:value="9.21954445729289">
            <text:p>9,22</text:p>
          </table:table-cell>
          <table:table-cell table:style-name="ce5" table:formula="of:=[.C16]" office:value-type="float" office:value="7.28010988928052">
            <text:p>7,28</text:p>
          </table:table-cell>
          <table:table-cell table:style-name="ce5" table:formula="of:=[.C17]" office:value-type="float" office:value="9">
            <text:p>9,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6" table:formula="of:=SQRT(POWER(([.B1]-[.B3]);2)+POWER(([.C1]-[.C3]);2)+POWER(([.D1]-[.D3]);2))" office:value-type="float" office:value="6.40312423743285">
            <text:p>6,40</text:p>
          </table:table-cell>
          <table:table-cell table:style-name="ce6" table:formula="of:=SQRT(POWER(([.B2]-[.B3]);2)+POWER(([.C2]-[.C3]);2)+POWER(([.D2]-[.D3]);2))" office:value-type="float" office:value="8.24621125123532">
            <text:p>8,25</text:p>
          </table:table-cell>
          <table:table-cell table:style-name="ce5" office:value-type="float" office:value="0">
            <text:p>0,00</text:p>
          </table:table-cell>
          <table:table-cell table:style-name="ce5" table:formula="of:=[.D15]" office:value-type="float" office:value="15.52417469626">
            <text:p>15,52</text:p>
          </table:table-cell>
          <table:table-cell table:style-name="ce5" table:formula="of:=[.D16]" office:value-type="float" office:value="13.8924439894498">
            <text:p>13,89</text:p>
          </table:table-cell>
          <table:table-cell table:style-name="ce5" table:formula="of:=[.D17]" office:value-type="float" office:value="2.23606797749979">
            <text:p>2,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6" table:formula="of:=SQRT(POWER(([.B1]-[.B4]);2)+POWER(([.C1]-[.C4]);2)+POWER(([.D1]-[.D4]);2))" office:value-type="float" office:value="12.6491106406735">
            <text:p>12,65</text:p>
          </table:table-cell>
          <table:table-cell table:style-name="ce6" table:formula="of:=SQRT(POWER(([.B2]-[.B4]);2)+POWER(([.C2]-[.C4]);2)+POWER(([.D2]-[.D4]);2))" office:value-type="float" office:value="9.21954445729289">
            <text:p>9,22</text:p>
          </table:table-cell>
          <table:table-cell table:style-name="ce6" table:formula="of:=SQRT(POWER(([.B3]-[.B4]);2)+POWER(([.C3]-[.C4]);2)+POWER(([.D3]-[.D4]);2))" office:value-type="float" office:value="15.52417469626">
            <text:p>15,52</text:p>
          </table:table-cell>
          <table:table-cell table:style-name="ce5" office:value-type="float" office:value="0">
            <text:p>0,00</text:p>
          </table:table-cell>
          <table:table-cell table:style-name="ce5" table:formula="of:=[.E16]" office:value-type="float" office:value="2">
            <text:p>2,00</text:p>
          </table:table-cell>
          <table:table-cell table:style-name="ce5" table:formula="of:=[.E17]" office:value-type="float" office:value="16.9115345252878">
            <text:p>16,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6" table:formula="of:=SQRT(POWER(([.B1]-[.B5]);2)+POWER(([.C1]-[.C5]);2)+POWER(([.D1]-[.D5]);2))" office:value-type="float" office:value="10.770329614269">
            <text:p>10,77</text:p>
          </table:table-cell>
          <table:table-cell table:style-name="ce6" table:formula="of:=SQRT(POWER(([.B2]-[.B5]);2)+POWER(([.C2]-[.C5]);2)+POWER(([.D2]-[.D5]);2))" office:value-type="float" office:value="7.28010988928052">
            <text:p>7,28</text:p>
          </table:table-cell>
          <table:table-cell table:style-name="ce6" table:formula="of:=SQRT(POWER(([.B3]-[.B5]);2)+POWER(([.C3]-[.C5]);2)+POWER(([.D3]-[.D5]);2))" office:value-type="float" office:value="13.8924439894498">
            <text:p>13,89</text:p>
          </table:table-cell>
          <table:table-cell table:style-name="ce6" table:formula="of:=SQRT(POWER(([.B4]-[.B5]);2)+POWER(([.C4]-[.C5]);2)+POWER(([.D4]-[.D5]);2))" office:value-type="float" office:value="2">
            <text:p>2,00</text:p>
          </table:table-cell>
          <table:table-cell table:style-name="ce5" office:value-type="float" office:value="0">
            <text:p>0,00</text:p>
          </table:table-cell>
          <table:table-cell table:style-name="ce5" table:formula="of:=[.F17]" office:value-type="float" office:value="15.1657508881031">
            <text:p>15,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6" table:formula="of:=SQRT(POWER(([.B1]-[.B6]);2)+POWER(([.C1]-[.C6]);2)+POWER(([.D1]-[.D6]);2))" office:value-type="float" office:value="6.78232998312527">
            <text:p>6,78</text:p>
          </table:table-cell>
          <table:table-cell table:style-name="ce6" table:formula="of:=SQRT(POWER(([.B2]-[.B6]);2)+POWER(([.C2]-[.C6]);2)+POWER(([.D2]-[.D6]);2))" office:value-type="float" office:value="9">
            <text:p>9,00</text:p>
          </table:table-cell>
          <table:table-cell table:style-name="ce6" table:formula="of:=SQRT(POWER(([.B3]-[.B6]);2)+POWER(([.C3]-[.C6]);2)+POWER(([.D3]-[.D6]);2))" office:value-type="float" office:value="2.23606797749979">
            <text:p>2,24</text:p>
          </table:table-cell>
          <table:table-cell table:style-name="ce6" table:formula="of:=SQRT(POWER(([.B4]-[.B6]);2)+POWER(([.C4]-[.C6]);2)+POWER(([.D4]-[.D6]);2))" office:value-type="float" office:value="16.9115345252878">
            <text:p>16,91</text:p>
          </table:table-cell>
          <table:table-cell table:style-name="ce6" table:formula="of:=SQRT(POWER(([.B5]-[.B6]);2)+POWER(([.C5]-[.C6]);2)+POWER(([.D5]-[.D6]);2))" office:value-type="float" office:value="15.1657508881031">
            <text:p>15,17</text:p>
          </table:table-cell>
          <table:table-cell table:style-name="ce5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number:number number:decimal-places="0" number:min-integer-digits="1" number:grouping="true"/>
      <number:text> </number:text>
    </number:number-style>
    <number:number-style style:name="N115P1" style:volatile="true">
      <number:text> R$(</number:text>
      <number:number number:decimal-places="0" number:min-integer-digits="1" number:grouping="true"/>
      <number:text>)</number:text>
    </number:number-style>
    <number:number-style style:name="N115P2" style:volatile="true">
      <number:text> R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number:number number:decimal-places="2" number:min-integer-digits="1" number:grouping="true"/>
      <number:text> </number:text>
    </number:number-style>
    <number:number-style style:name="N117P1" style:volatile="true">
      <number:text> R$(</number:text>
      <number:number number:decimal-places="2" number:min-integer-digits="1" number:grouping="true"/>
      <number:text>)</number:text>
    </number:number-style>
    <number:number-style style:name="N117P2" style:volatile="true">
      <number:text> R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fo:padding="0.071cm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fo:padding="0.071cm"/>
    </style:style>
    <style:style style:name="ce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8" style:family="table-cell" style:parent-style-name="Default" style:data-style-name="N2">
      <style:table-cell-properties style:diagonal-bl-tr="none" style:diagonal-tl-br="none" fo:border="0.31pt solid #000000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4">
          <table:table-cell table:style-name="ce1" table:number-columns-repeated="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4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2.6491106406735">
            <text:p>12,65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9.21954445729289">
            <text:p>9,2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2">
            <text:p>2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16.9115345252878">
            <text:p>16,91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2"/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M1</text:p>
          </table:table-cell>
          <table:table-cell table:style-name="ce4" office:value-type="float" office:value="3.02076149339864">
            <text:p>3,02</text:p>
          </table:table-cell>
          <table:table-cell table:style-name="ce4" office:value-type="float" office:value="11.7046999107196">
            <text:p>11,70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M2</text:p>
          </table:table-cell>
          <table:table-cell table:style-name="ce4" office:value-type="float" office:value="4.9623583103198">
            <text:p>4,96</text:p>
          </table:table-cell>
          <table:table-cell table:style-name="ce4" office:value-type="float" office:value="8.24621125123532">
            <text:p>8,25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M3</text:p>
          </table:table-cell>
          <table:table-cell table:style-name="ce4" office:value-type="float" office:value="3.55316760088797">
            <text:p>3,55</text:p>
          </table:table-cell>
          <table:table-cell table:style-name="ce4" office:value-type="float" office:value="14.6969384566991">
            <text:p>14,70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M4</text:p>
          </table:table-cell>
          <table:table-cell table:style-name="ce4" office:value-type="float" office:value="13.3088316542062">
            <text:p>13,31</text:p>
          </table:table-cell>
          <table:table-cell table:style-name="ce4" office:value-type="float" office:value="1">
            <text:p>1,00</text:p>
          </table:table-cell>
          <table:table-cell table:style-name="ce2" office:value-type="string">
            <text:p>C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table:style-name="ce1" table:formula="of:=AVERAGE([.B1:.B3];[.B6])" office:value-type="float" office:value="77.75">
            <text:p>77,75</text:p>
          </table:table-cell>
          <table:table-cell table:style-name="ce1" table:formula="of:=AVERAGE([.C1:.C3];[.C6])" office:value-type="float" office:value="46.75">
            <text:p>46,75</text:p>
          </table:table-cell>
          <table:table-cell table:style-name="ce1" table:formula="of:=AVERAGE([.D1:.D3];[.D6])" office:value-type="float" office:value="13">
            <text:p>13</text:p>
          </table:table-cell>
          <table:table-cell table:style-name="ce1" office:value-type="string">
            <text:p>M5</text:p>
          </table:table-cell>
          <table:table-cell table:style-name="ce4" office:value-type="float" office:value="11.4945639325727">
            <text:p>11,49</text:p>
          </table:table-cell>
          <table:table-cell table:style-name="ce4" office:value-type="float" office:value="1">
            <text:p>1,00</text:p>
          </table:table-cell>
          <table:table-cell table:style-name="ce2" office:value-type="string">
            <text:p>C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table:style-name="ce1" table:formula="of:=AVERAGE([.B4:.B5])" office:value-type="float" office:value="89">
            <text:p>89</text:p>
          </table:table-cell>
          <table:table-cell table:style-name="ce1" table:formula="of:=AVERAGE([.C4:.C5])" office:value-type="float" office:value="51">
            <text:p>51</text:p>
          </table:table-cell>
          <table:table-cell table:style-name="ce1" table:formula="of:=AVERAGE([.D4:.D5])" office:value-type="float" office:value="10">
            <text:p>10</text:p>
          </table:table-cell>
          <table:table-cell table:style-name="ce1" office:value-type="string">
            <text:p>M6</text:p>
          </table:table-cell>
          <table:table-cell table:style-name="ce4" office:value-type="float" office:value="4.13823633931171">
            <text:p>4,14</text:p>
          </table:table-cell>
          <table:table-cell table:style-name="ce4" office:value-type="float" office:value="16.0312195418814">
            <text:p>16,03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 table:number-rows-repeated="2">
          <table:table-cell table:style-name="ce1" table:number-columns-repeated="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style-name="ce4" table:formula="of:=SQRT(POWER(([.B1]-[.B7]);2)+POWER(([.C1]-[.C7]);2)+POWER(([.D1]-[.D7]);2))" office:value-type="float" office:value="3.02076149339864">
            <text:p>3,02</text:p>
          </table:table-cell>
          <table:table-cell table:style-name="ce4" table:formula="of:=SQRT(POWER(([.B1]-[.B8]);2)+POWER(([.C1]-[.C8]);2)+POWER(([.D1]-[.D8]);2))" office:value-type="float" office:value="11.7046999107196">
            <text:p>11,7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style-name="ce4" table:formula="of:=SQRT(POWER(([.B2]-[.B7]);2)+POWER(([.C2]-[.C7]);2)+POWER(([.D2]-[.D7]);2))" office:value-type="float" office:value="4.9623583103198">
            <text:p>4,96</text:p>
          </table:table-cell>
          <table:table-cell table:style-name="ce4" table:formula="of:=SQRT(POWER(([.B2]-[.B8]);2)+POWER(([.C2]-[.C8]);2)+POWER(([.D2]-[.D8]);2))" office:value-type="float" office:value="8.24621125123532">
            <text:p>8,2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style-name="ce4" table:formula="of:=SQRT(POWER(([.B3]-[.B7]);2)+POWER(([.C3]-[.C7]);2)+POWER(([.D3]-[.D7]);2))" office:value-type="float" office:value="3.55316760088797">
            <text:p>3,55</text:p>
          </table:table-cell>
          <table:table-cell table:style-name="ce4" table:formula="of:=SQRT(POWER(([.B3]-[.B8]);2)+POWER(([.C3]-[.C8]);2)+POWER(([.D3]-[.D8]);2))" office:value-type="float" office:value="14.6969384566991">
            <text:p>14,7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style-name="ce4" table:formula="of:=SQRT(POWER(([.B4]-[.B7]);2)+POWER(([.C4]-[.C7]);2)+POWER(([.D4]-[.D7]);2))" office:value-type="float" office:value="13.3088316542062">
            <text:p>13,31</text:p>
          </table:table-cell>
          <table:table-cell table:style-name="ce4" table:formula="of:=SQRT(POWER(([.B4]-[.B8]);2)+POWER(([.C4]-[.C8]);2)+POWER(([.D4]-[.D8]);2))" office:value-type="float" office:value="1">
            <text:p>1,0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style-name="ce4" table:formula="of:=SQRT(POWER(([.B5]-[.B7]);2)+POWER(([.C5]-[.C7]);2)+POWER(([.D5]-[.D7]);2))" office:value-type="float" office:value="11.4945639325727">
            <text:p>11,49</text:p>
          </table:table-cell>
          <table:table-cell table:style-name="ce4" table:formula="of:=SQRT(POWER(([.B5]-[.B8]);2)+POWER(([.C5]-[.C8]);2)+POWER(([.D5]-[.D8]);2))" office:value-type="float" office:value="1">
            <text:p>1,0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4" table:formula="of:=SQRT(POWER(([.B6]-[.B7]);2)+POWER(([.C6]-[.C7]);2)+POWER(([.D6]-[.D7]);2))" office:value-type="float" office:value="4.13823633931171">
            <text:p>4,14</text:p>
          </table:table-cell>
          <table:table-cell table:style-name="ce4" table:formula="of:=SQRT(POWER(([.B6]-[.B8]);2)+POWER(([.C6]-[.C8]);2)+POWER(([.D6]-[.D8]);2))" office:value-type="float" office:value="16.0312195418814">
            <text:p>16,03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/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M1</text:p>
          </table:table-cell>
          <table:table-cell table:style-name="ce7" office:value-type="string">
            <text:p>M3</text:p>
          </table:table-cell>
          <table:table-cell table:style-name="ce2" table:number-columns-repeated="6"/>
          <table:table-cell table:number-columns-repeated="1015"/>
        </table:table-row>
        <table:table-row table:style-name="ro2">
          <table:table-cell table:style-name="ce8" office:value-type="string">
            <text:p>M1</text:p>
          </table:table-cell>
          <table:table-cell table:style-name="ce8" office:value-type="float" office:value="0">
            <text:p>0,00</text:p>
          </table:table-cell>
          <table:table-cell table:style-name="ce8" office:value-type="float" office:value="6.40312423743285">
            <text:p>6,40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M2</text:p>
          </table:table-cell>
          <table:table-cell table:style-name="ce8" office:value-type="float" office:value="3.60555127546399">
            <text:p>3,61</text:p>
          </table:table-cell>
          <table:table-cell table:style-name="ce8" office:value-type="float" office:value="8.24621125123532">
            <text:p>8,25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M3</text:p>
          </table:table-cell>
          <table:table-cell table:style-name="ce8" office:value-type="float" office:value="6.40312423743285">
            <text:p>6,40</text:p>
          </table:table-cell>
          <table:table-cell table:style-name="ce8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M4</text:p>
          </table:table-cell>
          <table:table-cell table:style-name="ce8" office:value-type="float" office:value="12.6491106406735">
            <text:p>12,65</text:p>
          </table:table-cell>
          <table:table-cell table:style-name="ce8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M5</text:p>
          </table:table-cell>
          <table:table-cell table:style-name="ce8" office:value-type="float" office:value="10.770329614269">
            <text:p>10,77</text:p>
          </table:table-cell>
          <table:table-cell table:style-name="ce8" office:value-type="float" office:value="13.8924439894498">
            <text:p>13,89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8" office:value-type="string">
            <text:p>M6</text:p>
          </table:table-cell>
          <table:table-cell table:style-name="ce8" office:value-type="float" office:value="6.78232998312527">
            <text:p>6,78</text:p>
          </table:table-cell>
          <table:table-cell table:style-name="ce8" office:value-type="float" office:value="2.23606797749979">
            <text:p>2,24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number:number number:decimal-places="0" number:min-integer-digits="1" number:grouping="true"/>
      <number:text> </number:text>
    </number:number-style>
    <number:number-style style:name="N115P1" style:volatile="true">
      <number:text> R$(</number:text>
      <number:number number:decimal-places="0" number:min-integer-digits="1" number:grouping="true"/>
      <number:text>)</number:text>
    </number:number-style>
    <number:number-style style:name="N115P2" style:volatile="true">
      <number:text> R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number:number number:decimal-places="2" number:min-integer-digits="1" number:grouping="true"/>
      <number:text> </number:text>
    </number:number-style>
    <number:number-style style:name="N117P1" style:volatile="true">
      <number:text> R$(</number:text>
      <number:number number:decimal-places="2" number:min-integer-digits="1" number:grouping="true"/>
      <number:text>)</number:text>
    </number:number-style>
    <number:number-style style:name="N117P2" style:volatile="true">
      <number:text> R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fo:padding="0.071cm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fo:padding="0.071cm"/>
    </style:style>
    <style:style style:name="ce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0.31pt solid #000000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4">
          <table:table-cell table:style-name="ce1" table:number-columns-repeated="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4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2.6491106406735">
            <text:p>12,65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9.21954445729289">
            <text:p>9,2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2">
            <text:p>2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16.9115345252878">
            <text:p>16,91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7"/>
          <table:table-cell table:style-name="ce7" office:value-type="string">
            <text:p>C1</text:p>
          </table:table-cell>
          <table:table-cell table:style-name="ce7" office:value-type="string">
            <text:p>C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8" office:value-type="string">
            <text:p>M1</text:p>
          </table:table-cell>
          <table:table-cell table:style-name="ce9" office:value-type="float" office:value="5.3851648071345">
            <text:p>5,39</text:p>
          </table:table-cell>
          <table:table-cell table:style-name="ce9" office:value-type="float" office:value="4.48454134902457">
            <text:p>4,48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8" office:value-type="string">
            <text:p>M2</text:p>
          </table:table-cell>
          <table:table-cell table:style-name="ce9" office:value-type="float" office:value="2">
            <text:p>2,00</text:p>
          </table:table-cell>
          <table:table-cell table:style-name="ce9" office:value-type="float" office:value="4.44722135470878">
            <text:p>4,4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8" office:value-type="string">
            <text:p>M3</text:p>
          </table:table-cell>
          <table:table-cell table:style-name="ce9" office:value-type="float" office:value="9.38083151964686">
            <text:p>9,38</text:p>
          </table:table-cell>
          <table:table-cell table:style-name="ce9" office:value-type="float" office:value="4.29469957557504">
            <text:p>4,2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8" office:value-type="string">
            <text:p>M4</text:p>
          </table:table-cell>
          <table:table-cell table:style-name="ce9" office:value-type="float" office:value="7.28010988928052">
            <text:p>7,28</text:p>
          </table:table-cell>
          <table:table-cell table:style-name="ce9" office:value-type="float" office:value="11.3773654439173">
            <text:p>11,38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table:style-name="ce1" table:formula="of:=AVERAGE([.B1:.B2];[.B4])" office:value-type="float" office:value="83">
            <text:p>83</text:p>
          </table:table-cell>
          <table:table-cell table:style-name="ce1" table:formula="of:=AVERAGE([.C1:.C2];[.C4])" office:value-type="float" office:value="49">
            <text:p>49</text:p>
          </table:table-cell>
          <table:table-cell table:style-name="ce1" table:formula="of:=AVERAGE([.D1:.D2];[.D4])" office:value-type="float" office:value="10">
            <text:p>10</text:p>
          </table:table-cell>
          <table:table-cell table:style-name="ce8" office:value-type="string">
            <text:p>M5</text:p>
          </table:table-cell>
          <table:table-cell table:style-name="ce9" office:value-type="float" office:value="5.3851648071345">
            <text:p>5,39</text:p>
          </table:table-cell>
          <table:table-cell table:style-name="ce9" office:value-type="float" office:value="9.66666666666667">
            <text:p>9,6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table:style-name="ce1" table:formula="of:=AVERAGE([.B3];[.B5:.B6])" office:value-type="float" office:value="80">
            <text:p>80</text:p>
          </table:table-cell>
          <table:table-cell table:style-name="ce1" table:formula="of:=AVERAGE([.C3];[.C5:.C6])" office:value-type="float" office:value="47.3333333333333">
            <text:p>47,3333333333</text:p>
          </table:table-cell>
          <table:table-cell table:style-name="ce1" table:formula="of:=AVERAGE([.D3];[.D5:.D6])" office:value-type="float" office:value="14">
            <text:p>14</text:p>
          </table:table-cell>
          <table:table-cell table:style-name="ce8" office:value-type="string">
            <text:p>M6</text:p>
          </table:table-cell>
          <table:table-cell table:style-name="ce9" office:value-type="float" office:value="10.4403065089106">
            <text:p>10,44</text:p>
          </table:table-cell>
          <table:table-cell table:style-name="ce9" office:value-type="float" office:value="5.54777232569775">
            <text:p>5,55</text:p>
          </table:table-cell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 table:style-name="ce1" table:number-columns-repeated="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style-name="ce4" table:formula="of:=SQRT(POWER(([.B1]-[.B7]);2)+POWER(([.C1]-[.C7]);2)+POWER(([.D1]-[.D7]);2))" office:value-type="float" office:value="5.3851648071345">
            <text:p>5,39</text:p>
          </table:table-cell>
          <table:table-cell table:style-name="ce4" table:formula="of:=SQRT(POWER(([.B1]-[.B8]);2)+POWER(([.C1]-[.C8]);2)+POWER(([.D1]-[.D8]);2))" office:value-type="float" office:value="4.48454134902457">
            <text:p>4,4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style-name="ce4" table:formula="of:=SQRT(POWER(([.B2]-[.B7]);2)+POWER(([.C2]-[.C7]);2)+POWER(([.D2]-[.D7]);2))" office:value-type="float" office:value="2">
            <text:p>2,00</text:p>
          </table:table-cell>
          <table:table-cell table:style-name="ce4" table:formula="of:=SQRT(POWER(([.B2]-[.B8]);2)+POWER(([.C2]-[.C8]);2)+POWER(([.D2]-[.D8]);2))" office:value-type="float" office:value="4.44722135470878">
            <text:p>4,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style-name="ce4" table:formula="of:=SQRT(POWER(([.B3]-[.B7]);2)+POWER(([.C3]-[.C7]);2)+POWER(([.D3]-[.D7]);2))" office:value-type="float" office:value="9.38083151964686">
            <text:p>9,38</text:p>
          </table:table-cell>
          <table:table-cell table:style-name="ce4" table:formula="of:=SQRT(POWER(([.B3]-[.B8]);2)+POWER(([.C3]-[.C8]);2)+POWER(([.D3]-[.D8]);2))" office:value-type="float" office:value="4.29469957557504">
            <text:p>4,2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style-name="ce4" table:formula="of:=SQRT(POWER(([.B4]-[.B7]);2)+POWER(([.C4]-[.C7]);2)+POWER(([.D4]-[.D7]);2))" office:value-type="float" office:value="7.28010988928052">
            <text:p>7,28</text:p>
          </table:table-cell>
          <table:table-cell table:style-name="ce4" table:formula="of:=SQRT(POWER(([.B4]-[.B8]);2)+POWER(([.C4]-[.C8]);2)+POWER(([.D4]-[.D8]);2))" office:value-type="float" office:value="11.3773654439173">
            <text:p>11,3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style-name="ce4" table:formula="of:=SQRT(POWER(([.B5]-[.B7]);2)+POWER(([.C5]-[.C7]);2)+POWER(([.D5]-[.D7]);2))" office:value-type="float" office:value="5.3851648071345">
            <text:p>5,39</text:p>
          </table:table-cell>
          <table:table-cell table:style-name="ce4" table:formula="of:=SQRT(POWER(([.B5]-[.B8]);2)+POWER(([.C5]-[.C8]);2)+POWER(([.D5]-[.D8]);2))" office:value-type="float" office:value="9.66666666666667">
            <text:p>9,6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4" table:formula="of:=SQRT(POWER(([.B6]-[.B7]);2)+POWER(([.C6]-[.C7]);2)+POWER(([.D6]-[.D7]);2))" office:value-type="float" office:value="10.4403065089106">
            <text:p>10,44</text:p>
          </table:table-cell>
          <table:table-cell table:style-name="ce4" table:formula="of:=SQRT(POWER(([.B6]-[.B8]);2)+POWER(([.C6]-[.C8]);2)+POWER(([.D6]-[.D8]);2))" office:value-type="float" office:value="5.54777232569775">
            <text:p>5,55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/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3</text:p>
          </table:table-cell>
          <table:table-cell table:style-name="ce2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6.40312423743285">
            <text:p>6,40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8.24621125123532">
            <text:p>8,25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13.8924439894498">
            <text:p>13,89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2.23606797749979">
            <text:p>2,24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number:number number:decimal-places="0" number:min-integer-digits="1" number:grouping="true"/>
      <number:text> </number:text>
    </number:number-style>
    <number:number-style style:name="N115P1" style:volatile="true">
      <number:text> R$(</number:text>
      <number:number number:decimal-places="0" number:min-integer-digits="1" number:grouping="true"/>
      <number:text>)</number:text>
    </number:number-style>
    <number:number-style style:name="N115P2" style:volatile="true">
      <number:text> R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number:number number:decimal-places="2" number:min-integer-digits="1" number:grouping="true"/>
      <number:text> </number:text>
    </number:number-style>
    <number:number-style style:name="N117P1" style:volatile="true">
      <number:text> R$(</number:text>
      <number:number number:decimal-places="2" number:min-integer-digits="1" number:grouping="true"/>
      <number:text>)</number:text>
    </number:number-style>
    <number:number-style style:name="N117P2" style:volatile="true">
      <number:text> R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fo:padding="0.071cm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574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2">
      <style:table-cell-properties fo:padding="0.071cm"/>
    </style:style>
    <style:style style:name="ce5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0.31pt solid #000000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4">
          <table:table-cell table:style-name="ce1" table:number-columns-repeated="4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>
            <text:p>M1</text:p>
          </table:table-cell>
          <table:table-cell table:style-name="ce2" office:value-type="string">
            <text:p>M4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2.6491106406735">
            <text:p>12,65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9.21954445729289">
            <text:p>9,2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2">
            <text:p>2,00</text:p>
          </table:table-cell>
          <table:table-cell table:style-name="ce2" office:value-type="string">
            <text:p>C2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16.9115345252878">
            <text:p>16,91</text:p>
          </table:table-cell>
          <table:table-cell table:style-name="ce2" office:value-type="string">
            <text:p>C1</text:p>
          </table:table-cell>
          <table:table-cell table:style-name="ce2" table:number-columns-repeated="3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M1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">
            <text:p>1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0">
            <text:p>10</text:p>
          </table:table-cell>
          <table:table-cell table:style-name="ce7"/>
          <table:table-cell table:style-name="ce7" office:value-type="string">
            <text:p>C1</text:p>
          </table:table-cell>
          <table:table-cell table:style-name="ce7" office:value-type="string">
            <text:p>C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6">
            <text:p>16</text:p>
          </table:table-cell>
          <table:table-cell table:style-name="ce8" office:value-type="string">
            <text:p>M1</text:p>
          </table:table-cell>
          <table:table-cell table:style-name="ce9" office:value-type="float" office:value="8.9752746785575">
            <text:p>8,98</text:p>
          </table:table-cell>
          <table:table-cell table:style-name="ce9" office:value-type="float" office:value="4.33333333333333">
            <text:p>4,33</text:p>
          </table:table-cell>
          <table:table-cell table:style-name="ce2" office:value-type="string">
            <text:p>C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8" office:value-type="string">
            <text:p>M2</text:p>
          </table:table-cell>
          <table:table-cell table:style-name="ce9" office:value-type="float" office:value="5.49747416749021">
            <text:p>5,50</text:p>
          </table:table-cell>
          <table:table-cell table:style-name="ce9" office:value-type="float" office:value="6.61647774709307">
            <text:p>6,62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10">
            <text:p>10</text:p>
          </table:table-cell>
          <table:table-cell table:style-name="ce8" office:value-type="string">
            <text:p>M3</text:p>
          </table:table-cell>
          <table:table-cell table:style-name="ce9" office:value-type="float" office:value="12.3107902084129">
            <text:p>12,31</text:p>
          </table:table-cell>
          <table:table-cell table:style-name="ce9" office:value-type="float" office:value="2.26077666104176">
            <text:p>2,26</text:p>
          </table:table-cell>
          <table:table-cell table:style-name="ce2" office:value-type="string">
            <text:p>C2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8" office:value-type="string">
            <text:p>M4</text:p>
          </table:table-cell>
          <table:table-cell table:style-name="ce9" office:value-type="float" office:value="3.72677996249965">
            <text:p>3,73</text:p>
          </table:table-cell>
          <table:table-cell table:style-name="ce9" office:value-type="float" office:value="14.7911384882225">
            <text:p>14,79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C1</text:p>
          </table:table-cell>
          <table:table-cell table:style-name="ce3" table:formula="of:=AVERAGE([.B2];[.B4];[.B5])" office:value-type="float" office:value="86.3333333333333">
            <text:p>86,33</text:p>
          </table:table-cell>
          <table:table-cell table:style-name="ce3" table:formula="of:=AVERAGE([.C2];[.C4];[.C5])" office:value-type="float" office:value="50.3333333333333">
            <text:p>50,33</text:p>
          </table:table-cell>
          <table:table-cell table:style-name="ce3" table:formula="of:=AVERAGE([.D2];[.D4];[.D5])" office:value-type="float" office:value="10">
            <text:p>10,00</text:p>
          </table:table-cell>
          <table:table-cell table:style-name="ce8" office:value-type="string">
            <text:p>M5</text:p>
          </table:table-cell>
          <table:table-cell table:style-name="ce9" office:value-type="float" office:value="1.7950549357115">
            <text:p>1,80</text:p>
          </table:table-cell>
          <table:table-cell table:style-name="ce9" office:value-type="float" office:value="13.0170827931778">
            <text:p>13,02</text:p>
          </table:table-cell>
          <table:table-cell table:style-name="ce2" office:value-type="string">
            <text:p>C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C2</text:p>
          </table:table-cell>
          <table:table-cell table:style-name="ce3" table:formula="of:=AVERAGE([.B1];[.B3];[.B6])" office:value-type="float" office:value="76.6666666666667">
            <text:p>76,67</text:p>
          </table:table-cell>
          <table:table-cell table:style-name="ce3" table:formula="of:=AVERAGE([.C1];[.C3];[.C6])" office:value-type="float" office:value="46">
            <text:p>46,00</text:p>
          </table:table-cell>
          <table:table-cell table:style-name="ce3" table:formula="of:=AVERAGE([.D1];[.D3];[.D6])" office:value-type="float" office:value="14">
            <text:p>14,00</text:p>
          </table:table-cell>
          <table:table-cell table:style-name="ce8" office:value-type="string">
            <text:p>M6</text:p>
          </table:table-cell>
          <table:table-cell table:style-name="ce9" office:value-type="float" office:value="13.5359603361646">
            <text:p>13,54</text:p>
          </table:table-cell>
          <table:table-cell table:style-name="ce9" office:value-type="float" office:value="2.60341655863555">
            <text:p>2,60</text:p>
          </table:table-cell>
          <table:table-cell table:style-name="ce2" office:value-type="string">
            <text:p>C2</text:p>
          </table:table-cell>
          <table:table-cell table:style-name="ce2"/>
          <table:table-cell table:number-columns-repeated="1015"/>
        </table:table-row>
        <table:table-row table:style-name="ro1" table:number-rows-repeated="2">
          <table:table-cell table:style-name="ce1" table:number-columns-repeated="4"/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2"/>
          <table:table-cell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M4</text:p>
          </table:table-cell>
          <table:table-cell table:style-name="ce2" office:value-type="string">
            <text:p>M5</text:p>
          </table:table-cell>
          <table:table-cell table:style-name="ce2" office:value-type="string">
            <text:p>M6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C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table:formula="of:=[.B13]" office:value-type="float" office:value="3.60555127546399">
            <text:p>3,61</text:p>
          </table:table-cell>
          <table:table-cell table:style-name="ce4" table:formula="of:=[.B14]" office:value-type="float" office:value="6.40312423743285">
            <text:p>6,40</text:p>
          </table:table-cell>
          <table:table-cell table:style-name="ce4" table:formula="of:=[.B15]" office:value-type="float" office:value="12.6491106406735">
            <text:p>12,65</text:p>
          </table:table-cell>
          <table:table-cell table:style-name="ce4" table:formula="of:=[.B16]" office:value-type="float" office:value="10.770329614269">
            <text:p>10,77</text:p>
          </table:table-cell>
          <table:table-cell table:style-name="ce4" table:formula="of:=[.B17]" office:value-type="float" office:value="6.78232998312527">
            <text:p>6,78</text:p>
          </table:table-cell>
          <table:table-cell table:style-name="ce4" table:formula="of:=SQRT(POWER(([.B1]-[.B7]);2)+POWER(([.C1]-[.C7]);2)+POWER(([.D1]-[.D7]);2))" office:value-type="float" office:value="8.9752746785575">
            <text:p>8,98</text:p>
          </table:table-cell>
          <table:table-cell table:style-name="ce4" table:formula="of:=SQRT(POWER(([.B1]-[.B8]);2)+POWER(([.C1]-[.C8]);2)+POWER(([.D1]-[.D8]);2))" office:value-type="float" office:value="4.33333333333333">
            <text:p>4,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2</text:p>
          </table:table-cell>
          <table:table-cell table:style-name="ce5" table:formula="of:=SQRT(POWER(([.B1]-[.B2]);2)+POWER(([.C1]-[.C2]);2)+POWER(([.D1]-[.D2]);2))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table:formula="of:=[.C14]" office:value-type="float" office:value="8.24621125123532">
            <text:p>8,25</text:p>
          </table:table-cell>
          <table:table-cell table:style-name="ce4" table:formula="of:=[.C15]" office:value-type="float" office:value="9.21954445729289">
            <text:p>9,22</text:p>
          </table:table-cell>
          <table:table-cell table:style-name="ce4" table:formula="of:=[.C16]" office:value-type="float" office:value="7.28010988928052">
            <text:p>7,28</text:p>
          </table:table-cell>
          <table:table-cell table:style-name="ce4" table:formula="of:=[.C17]" office:value-type="float" office:value="9">
            <text:p>9,00</text:p>
          </table:table-cell>
          <table:table-cell table:style-name="ce4" table:formula="of:=SQRT(POWER(([.B2]-[.B7]);2)+POWER(([.C2]-[.C7]);2)+POWER(([.D2]-[.D7]);2))" office:value-type="float" office:value="5.49747416749021">
            <text:p>5,50</text:p>
          </table:table-cell>
          <table:table-cell table:style-name="ce4" table:formula="of:=SQRT(POWER(([.B2]-[.B8]);2)+POWER(([.C2]-[.C8]);2)+POWER(([.D2]-[.D8]);2))" office:value-type="float" office:value="6.61647774709307">
            <text:p>6,6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3</text:p>
          </table:table-cell>
          <table:table-cell table:style-name="ce5" table:formula="of:=SQRT(POWER(([.B1]-[.B3]);2)+POWER(([.C1]-[.C3]);2)+POWER(([.D1]-[.D3]);2))" office:value-type="float" office:value="6.40312423743285">
            <text:p>6,40</text:p>
          </table:table-cell>
          <table:table-cell table:style-name="ce5" table:formula="of:=SQRT(POWER(([.B2]-[.B3]);2)+POWER(([.C2]-[.C3]);2)+POWER(([.D2]-[.D3]);2))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table:formula="of:=[.D15]" office:value-type="float" office:value="15.52417469626">
            <text:p>15,52</text:p>
          </table:table-cell>
          <table:table-cell table:style-name="ce4" table:formula="of:=[.D16]" office:value-type="float" office:value="13.8924439894498">
            <text:p>13,89</text:p>
          </table:table-cell>
          <table:table-cell table:style-name="ce4" table:formula="of:=[.D17]" office:value-type="float" office:value="2.23606797749979">
            <text:p>2,24</text:p>
          </table:table-cell>
          <table:table-cell table:style-name="ce4" table:formula="of:=SQRT(POWER(([.B3]-[.B7]);2)+POWER(([.C3]-[.C7]);2)+POWER(([.D3]-[.D7]);2))" office:value-type="float" office:value="12.3107902084129">
            <text:p>12,31</text:p>
          </table:table-cell>
          <table:table-cell table:style-name="ce4" table:formula="of:=SQRT(POWER(([.B3]-[.B8]);2)+POWER(([.C3]-[.C8]);2)+POWER(([.D3]-[.D8]);2))" office:value-type="float" office:value="2.26077666104176">
            <text:p>2,2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4</text:p>
          </table:table-cell>
          <table:table-cell table:style-name="ce5" table:formula="of:=SQRT(POWER(([.B1]-[.B4]);2)+POWER(([.C1]-[.C4]);2)+POWER(([.D1]-[.D4]);2))" office:value-type="float" office:value="12.6491106406735">
            <text:p>12,65</text:p>
          </table:table-cell>
          <table:table-cell table:style-name="ce5" table:formula="of:=SQRT(POWER(([.B2]-[.B4]);2)+POWER(([.C2]-[.C4]);2)+POWER(([.D2]-[.D4]);2))" office:value-type="float" office:value="9.21954445729289">
            <text:p>9,22</text:p>
          </table:table-cell>
          <table:table-cell table:style-name="ce5" table:formula="of:=SQRT(POWER(([.B3]-[.B4]);2)+POWER(([.C3]-[.C4]);2)+POWER(([.D3]-[.D4]);2))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table:formula="of:=[.E16]" office:value-type="float" office:value="2">
            <text:p>2,00</text:p>
          </table:table-cell>
          <table:table-cell table:style-name="ce4" table:formula="of:=[.E17]" office:value-type="float" office:value="16.9115345252878">
            <text:p>16,91</text:p>
          </table:table-cell>
          <table:table-cell table:style-name="ce4" table:formula="of:=SQRT(POWER(([.B4]-[.B7]);2)+POWER(([.C4]-[.C7]);2)+POWER(([.D4]-[.D7]);2))" office:value-type="float" office:value="3.72677996249965">
            <text:p>3,73</text:p>
          </table:table-cell>
          <table:table-cell table:style-name="ce4" table:formula="of:=SQRT(POWER(([.B4]-[.B8]);2)+POWER(([.C4]-[.C8]);2)+POWER(([.D4]-[.D8]);2))" office:value-type="float" office:value="14.7911384882225">
            <text:p>14,7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5</text:p>
          </table:table-cell>
          <table:table-cell table:style-name="ce5" table:formula="of:=SQRT(POWER(([.B1]-[.B5]);2)+POWER(([.C1]-[.C5]);2)+POWER(([.D1]-[.D5]);2))" office:value-type="float" office:value="10.770329614269">
            <text:p>10,77</text:p>
          </table:table-cell>
          <table:table-cell table:style-name="ce5" table:formula="of:=SQRT(POWER(([.B2]-[.B5]);2)+POWER(([.C2]-[.C5]);2)+POWER(([.D2]-[.D5]);2))" office:value-type="float" office:value="7.28010988928052">
            <text:p>7,28</text:p>
          </table:table-cell>
          <table:table-cell table:style-name="ce5" table:formula="of:=SQRT(POWER(([.B3]-[.B5]);2)+POWER(([.C3]-[.C5]);2)+POWER(([.D3]-[.D5]);2))" office:value-type="float" office:value="13.8924439894498">
            <text:p>13,89</text:p>
          </table:table-cell>
          <table:table-cell table:style-name="ce5" table:formula="of:=SQRT(POWER(([.B4]-[.B5]);2)+POWER(([.C4]-[.C5]);2)+POWER(([.D4]-[.D5]);2))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table:formula="of:=[.F17]" office:value-type="float" office:value="15.1657508881031">
            <text:p>15,17</text:p>
          </table:table-cell>
          <table:table-cell table:style-name="ce4" table:formula="of:=SQRT(POWER(([.B5]-[.B7]);2)+POWER(([.C5]-[.C7]);2)+POWER(([.D5]-[.D7]);2))" office:value-type="float" office:value="1.7950549357115">
            <text:p>1,80</text:p>
          </table:table-cell>
          <table:table-cell table:style-name="ce4" table:formula="of:=SQRT(POWER(([.B5]-[.B8]);2)+POWER(([.C5]-[.C8]);2)+POWER(([.D5]-[.D8]);2))" office:value-type="float" office:value="13.0170827931778">
            <text:p>13,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6</text:p>
          </table:table-cell>
          <table:table-cell table:style-name="ce5" table:formula="of:=SQRT(POWER(([.B1]-[.B6]);2)+POWER(([.C1]-[.C6]);2)+POWER(([.D1]-[.D6]);2))" office:value-type="float" office:value="6.78232998312527">
            <text:p>6,78</text:p>
          </table:table-cell>
          <table:table-cell table:style-name="ce5" table:formula="of:=SQRT(POWER(([.B2]-[.B6]);2)+POWER(([.C2]-[.C6]);2)+POWER(([.D2]-[.D6]);2))" office:value-type="float" office:value="9">
            <text:p>9,00</text:p>
          </table:table-cell>
          <table:table-cell table:style-name="ce5" table:formula="of:=SQRT(POWER(([.B3]-[.B6]);2)+POWER(([.C3]-[.C6]);2)+POWER(([.D3]-[.D6]);2))" office:value-type="float" office:value="2.23606797749979">
            <text:p>2,24</text:p>
          </table:table-cell>
          <table:table-cell table:style-name="ce5" table:formula="of:=SQRT(POWER(([.B4]-[.B6]);2)+POWER(([.C4]-[.C6]);2)+POWER(([.D4]-[.D6]);2))" office:value-type="float" office:value="16.9115345252878">
            <text:p>16,91</text:p>
          </table:table-cell>
          <table:table-cell table:style-name="ce5" table:formula="of:=SQRT(POWER(([.B5]-[.B6]);2)+POWER(([.C5]-[.C6]);2)+POWER(([.D5]-[.D6]);2))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4" table:formula="of:=SQRT(POWER(([.B6]-[.B7]);2)+POWER(([.C6]-[.C7]);2)+POWER(([.D6]-[.D7]);2))" office:value-type="float" office:value="13.5359603361646">
            <text:p>13,54</text:p>
          </table:table-cell>
          <table:table-cell table:style-name="ce4" table:formula="of:=SQRT(POWER(([.B6]-[.B8]);2)+POWER(([.C6]-[.C8]);2)+POWER(([.D6]-[.D8]);2))" office:value-type="float" office:value="2.60341655863555">
            <text:p>2,6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6"/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M1</text:p>
          </table:table-cell>
          <table:table-cell table:style-name="ce4" office:value-type="string">
            <text:p>M2</text:p>
          </table:table-cell>
          <table:table-cell table:style-name="ce4" office:value-type="string">
            <text:p>M3</text:p>
          </table:table-cell>
          <table:table-cell table:style-name="ce4" office:value-type="string">
            <text:p>M4</text:p>
          </table:table-cell>
          <table:table-cell table:style-name="ce4" office:value-type="string">
            <text:p>M5</text:p>
          </table:table-cell>
          <table:table-cell table:style-name="ce4" office:value-type="string">
            <text:p>M6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6.78232998312527">
            <text:p>6,78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9">
            <text:p>9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8.24621125123532">
            <text:p>8,25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.23606797749979">
            <text:p>2,24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9.21954445729289">
            <text:p>9,22</text:p>
          </table:table-cell>
          <table:table-cell table:style-name="ce4" office:value-type="float" office:value="15.52417469626">
            <text:p>15,52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16.9115345252878">
            <text:p>16,91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7.28010988928052">
            <text:p>7,28</text:p>
          </table:table-cell>
          <table:table-cell table:style-name="ce4" office:value-type="float" office:value="13.8924439894498">
            <text:p>13,89</text:p>
          </table:table-cell>
          <table:table-cell table:style-name="ce4" office:value-type="float" office:value="2">
            <text:p>2,00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15.1657508881031">
            <text:p>15,1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9">
            <text:p>9,00</text:p>
          </table:table-cell>
          <table:table-cell table:style-name="ce4" office:value-type="float" office:value="2.23606797749979">
            <text:p>2,24</text:p>
          </table:table-cell>
          <table:table-cell table:style-name="ce4" office:value-type="float" office:value="16.9115345252878">
            <text:p>16,91</text:p>
          </table:table-cell>
          <table:table-cell table:style-name="ce4" office:value-type="float" office:value="15.1657508881031">
            <text:p>15,17</text:p>
          </table:table-cell>
          <table:table-cell table:style-name="ce4" office:value-type="float" office:value="0">
            <text:p>0,00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office:value-type="string">
            <text:p>M1</text:p>
          </table:table-cell>
          <table:table-cell table:style-name="ce2" office:value-type="string">
            <text:p>M3</text:p>
          </table:table-cell>
          <table:table-cell table:style-name="ce2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float" office:value="0">
            <text:p>0,00</text:p>
          </table:table-cell>
          <table:table-cell table:style-name="ce4" office:value-type="float" office:value="6.40312423743285">
            <text:p>6,40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2</text:p>
          </table:table-cell>
          <table:table-cell table:style-name="ce4" office:value-type="float" office:value="3.60555127546399">
            <text:p>3,61</text:p>
          </table:table-cell>
          <table:table-cell table:style-name="ce4" office:value-type="float" office:value="8.24621125123532">
            <text:p>8,25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3</text:p>
          </table:table-cell>
          <table:table-cell table:style-name="ce4" office:value-type="float" office:value="6.40312423743285">
            <text:p>6,40</text:p>
          </table:table-cell>
          <table:table-cell table:style-name="ce4" office:value-type="float" office:value="0">
            <text:p>0,00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float" office:value="12.6491106406735">
            <text:p>12,65</text:p>
          </table:table-cell>
          <table:table-cell table:style-name="ce4" office:value-type="float" office:value="15.52417469626">
            <text:p>15,52</text:p>
          </table:table-cell>
          <table:table-cell table:style-name="ce2" office:value-type="string">
            <text:p>C1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float" office:value="10.770329614269">
            <text:p>10,77</text:p>
          </table:table-cell>
          <table:table-cell table:style-name="ce4" office:value-type="float" office:value="13.8924439894498">
            <text:p>13,89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float" office:value="6.78232998312527">
            <text:p>6,78</text:p>
          </table:table-cell>
          <table:table-cell table:style-name="ce4" office:value-type="float" office:value="2.23606797749979">
            <text:p>2,24</text:p>
          </table:table-cell>
          <table:table-cell table:style-name="ce2" office:value-type="string">
            <text:p>C2</text:p>
          </table:table-cell>
          <table:table-cell table:style-name="ce2" table:number-columns-repeated="5"/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number:number number:decimal-places="0" number:min-integer-digits="1" number:grouping="true"/>
      <number:text> </number:text>
    </number:number-style>
    <number:number-style style:name="N115P1" style:volatile="true">
      <number:text> R$(</number:text>
      <number:number number:decimal-places="0" number:min-integer-digits="1" number:grouping="true"/>
      <number:text>)</number:text>
    </number:number-style>
    <number:number-style style:name="N115P2" style:volatile="true">
      <number:text> R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number:number number:decimal-places="2" number:min-integer-digits="1" number:grouping="true"/>
      <number:text> </number:text>
    </number:number-style>
    <number:number-style style:name="N117P1" style:volatile="true">
      <number:text> R$(</number:text>
      <number:number number:decimal-places="2" number:min-integer-digits="1" number:grouping="true"/>
      <number:text>)</number:text>
    </number:number-style>
    <number:number-style style:name="N117P2" style:volatile="true">
      <number:text> R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Sim</number:text>
    </number:number-style>
    <number:number-style style:name="N122P1" style:volatile="true">
      <number:text>Sim</number:text>
    </number:number-style>
    <number:number-style style:name="N122">
      <number:text>Nã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Verdadeiro</number:text>
    </number:number-style>
    <number:number-style style:name="N123P1" style:volatile="true">
      <number:text>Verdadeiro</number:text>
    </number:number-style>
    <number:number-style style:name="N123">
      <number:text>Fals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Ativar</number:text>
    </number:number-style>
    <number:number-style style:name="N124P1" style:volatile="true">
      <number:text>Ativar</number:text>
    </number:number-style>
    <number:number-style style:name="N124">
      <number:text>Desativar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fo:padding="0.071cm" style:rotation-align="none"/>
      <style:text-properties style:font-name="Arial1" style:font-name-asian="Lucida Sans Unicode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